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5c29" officeooo:paragraph-rsid="000b5c29"/>
    </style:style>
    <style:style style:name="T1" style:family="text">
      <style:text-properties officeooo:rsid="000bfe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4</text:p>
      <text:p text:style-name="P1"/>
      <text:p text:style-name="P1">Cliente</text:p>
      <text:p text:style-name="P1"><text:tab/>Threads que permite ficar enviando e recebendo msg a qlq momento e ordem, envia ao servidor</text:p>
      <text:p text:style-name="P1">Servidor</text:p>
      <text:p text:style-name="P1"><text:tab/>Usa uma classe auxiliar que controla o fluxo das mensagens para os clientes, chamada Mensagem, asfalsfakofaosfo</text:p>
      <text:p text:style-name="P1"><text:tab/>Threads que permite ficar enviando e recebendo msg a qlq momento e ordem, enviando no caso para todos os conectados</text:p>
      <text:p text:style-name="P1"/>
      <text:p text:style-name="P1">Q5</text:p>
      <text:p text:style-name="P1"/>
      <text:p text:style-name="P1"><text:tab/>Adicinando uma opção de sair do chat, que apenas implementa uma verificação de texto, se o texto for igual ao texto de sair, o usuário é retirado do <text:span text:style-name="T1">ch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01:46:01.311254720</meta:creation-date>
    <dc:date>2017-10-22T02:07:29.611134169</dc:date>
    <meta:editing-duration>PT11M18S</meta:editing-duration>
    <meta:editing-cycles>1</meta:editing-cycles>
    <meta:document-statistic meta:table-count="0" meta:image-count="0" meta:object-count="0" meta:page-count="1" meta:paragraph-count="8" meta:word-count="85" meta:character-count="493" meta:non-whitespace-character-count="412"/>
    <meta:generator>LibreOffice/5.1.6.2$Linux_X86_64 LibreOffice_project/10m0$Build-2</meta:generator>
  </office:meta>
</office:document-meta>
</file>